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7ab86" officeooo:paragraph-rsid="0007ab86"/>
    </style:style>
    <style:style style:name="P2" style:family="paragraph" style:parent-style-name="Standard">
      <style:text-properties officeooo:rsid="00086d47" officeooo:paragraph-rsid="00086d47"/>
    </style:style>
    <style:style style:name="P3" style:family="paragraph" style:parent-style-name="Standard">
      <style:text-properties officeooo:rsid="0009ae98" officeooo:paragraph-rsid="0009ae98"/>
    </style:style>
    <style:style style:name="P4" style:family="paragraph" style:parent-style-name="Standard">
      <style:text-properties officeooo:rsid="000d35d7" officeooo:paragraph-rsid="000d35d7"/>
    </style:style>
    <style:style style:name="P5" style:family="paragraph" style:parent-style-name="Standard">
      <style:text-properties officeooo:rsid="0012e64f" officeooo:paragraph-rsid="0012e64f"/>
    </style:style>
    <style:style style:name="P6" style:family="paragraph" style:parent-style-name="Standard">
      <style:text-properties officeooo:rsid="001729bf" officeooo:paragraph-rsid="001729bf"/>
    </style:style>
    <style:style style:name="P7" style:family="paragraph" style:parent-style-name="Standard">
      <style:text-properties officeooo:rsid="00184e64" officeooo:paragraph-rsid="00184e64"/>
    </style:style>
    <style:style style:name="P8" style:family="paragraph" style:parent-style-name="Standard">
      <style:text-properties officeooo:rsid="002007e9" officeooo:paragraph-rsid="002007e9"/>
    </style:style>
    <style:style style:name="P9" style:family="paragraph" style:parent-style-name="Standard">
      <style:text-properties officeooo:rsid="002a2226" officeooo:paragraph-rsid="002a2226"/>
    </style:style>
    <style:style style:name="T1" style:family="text">
      <style:text-properties officeooo:rsid="00086d47"/>
    </style:style>
    <style:style style:name="T2" style:family="text">
      <style:text-properties officeooo:rsid="0015105a"/>
    </style:style>
    <style:style style:name="T3" style:family="text">
      <style:text-properties officeooo:rsid="00183330"/>
    </style:style>
    <style:style style:name="T4" style:family="text">
      <style:text-properties officeooo:rsid="001bdf4c"/>
    </style:style>
    <style:style style:name="T5" style:family="text">
      <style:text-properties officeooo:rsid="001cdf28"/>
    </style:style>
    <style:style style:name="T6" style:family="text">
      <style:text-properties fo:font-variant="normal" fo:text-transform="none" style:font-name="Roboto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Js</text:p>
      <text:p text:style-name="P1"/>
      <text:p text:style-name="P1">1. Modules in Nodejs</text:p>
      <text:p text:style-name="P1"/>
      <text:p text:style-name="P1">2. File System =&gt; Synchronous, Asynchronous, Blocking and Non-Blocking Request, Event Loop,</text:p>
      <text:p text:style-name="P1"><text:tab/><text:tab/> <text:s text:c="5"/>NodeJs Architecture, <text:span text:style-name="T1">Threads.</text:span></text:p>
      <text:p text:style-name="P2">UTF-8 encoding.</text:p>
      <text:p text:style-name="P3">Callback function.</text:p>
      <text:p text:style-name="P3"/>
      <text:p text:style-name="P4">3. NodeJs Architecture =&gt; Event Loop (FIFO Data Structure), Thread Pool (For completing tasks of <text:tab/>Blocking Operations or Synchronous tasks), </text:p>
      <text:p text:style-name="P1"/>
      <text:p text:style-name="P5">4. HTTP Server =&gt; using Filesystem</text:p>
      <text:p text:style-name="P5"/>
      <text:p text:style-name="P5">5. URL Handling =&gt; Protocol (HTTP/HTTPS), Domain, Path, Nested Path, Query Parameter,</text:p>
      <text:p text:style-name="P5"><text:tab/><text:span text:style-name="T2">Url module from npm.</text:span></text:p>
      <text:p text:style-name="P5"/>
      <text:p text:style-name="P6">6. <text:span text:style-name="T3">Versioning</text:span></text:p>
      <text:p text:style-name="P6"/>
      <text:p text:style-name="P7">7. REST API <text:span text:style-name="T4">=&gt; 1. Server-Client architecture </text:span><text:span text:style-name="T5">(1. </text:span><text:span text:style-name="T4">Server Side Rendering, </text:span><text:span text:style-name="T5">2</text:span><text:span text:style-name="T4">. </text:span><text:span text:style-name="T5">Data fetching format (XML, JSON) ), 2. Always respect all http methods ( Client side rendering)</text:span></text:p>
      <text:p text:style-name="P7"/>
      <text:p text:style-name="P8">8. Project-01:</text:p>
      <text:p text:style-name="P8"><text:span text:style-name="T6"><text:tab/>Fake Data API: </text:span><text:a xlink:type="simple" xlink:href="https://www.youtube.com/redirect?event=video_description&amp;redir_token=QUFFLUhqbl9wX0FyTDF0QnB6VkxrTWVFRFNTeGFSYXRaUXxBQ3Jtc0ttSXpZX0FMUVpQUkVJa0NRTXQ1NkRManhQTTRGbDEzMFhoWEJjcmUzVW0wbWxIVW05QUxRRkpXaHhjTDF3QU5CNEpkNDFLRU1CVkwxTkhlRGJqczE3MmR2UjlBeWl1aEdZVG1PdjRmWV9TLTFETDlsQQ&amp;q=https%3A%2F%2Fwww.mockaroo.com%2F&amp;v=uNCrMvkPUAE" office:target-frame-name="_blank" xlink:show="new" text:style-name="Internet_20_link" text:visited-style-name="Visited_20_Internet_20_Link"><text:span text:style-name="T7">https://www.mockaroo.com/</text:span></text:a> </text:p>
      <text:p text:style-name="P9"/>
      <text:p text:style-name="P9">9. Postman for REST API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7:53:05.554000000</meta:creation-date>
    <dc:date>2025-02-22T20:02:12.324000000</dc:date>
    <meta:editing-duration>PT7H24M18S</meta:editing-duration>
    <meta:editing-cycles>1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5" meta:word-count="107" meta:character-count="730" meta:non-whitespace-character-count="625"/>
  </office:meta>
</office:document-meta>
</file>